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122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Octo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2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</table:table-row>
      </table:table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93723940650251">
            <text:p>0.94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3-22T08:13:18.748403">
            <text:p>03/22/09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</table:table-row>
      </table:table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92785363506344">
            <text:p>0.89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5-01T09:13:54.906639">
            <text:p>05/01/09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811286284680039">
            <text:p>0.8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6-10T05:20:25.662636">
            <text:p>06/10/09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23304324583459">
            <text:p>0.72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7-22T18:51:33.052356">
            <text:p>07/22/09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473404043903">
            <text:p>0.5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6-15T11:10:35.178268">
            <text:p>06/15/09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0-07T22:36:03">
            <text:p>10/07/08</text:p>
          </table:table-cell>
          <table:table-cell table:formula="oooc:=DAYS(NOW();1/1/8)" office:value-type="float" office:value="39728.8167013889">
            <text:p>39728.82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2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54706218073579">
            <text:p>0.35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3-02T23:52:32.882979">
            <text:p>03/02/10</text:p>
          </table:table-cell>
          <table:table-cell/>
          <table:table-cell table:style-name="ce2" table:formula="oooc:=DAYS(NOW();[January.A4])" office:value-type="float" office:value="269.941701388889">
            <text:p>269.94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7">10/07/2008</text:date>, <text:time>22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10-07T22:36:03</dc:date>
    <meta:editing-cycles>198</meta:editing-cycles>
    <meta:editing-duration>P11DT7H57M59S</meta:editing-duration>
    <meta:user-defined meta:name="Info 1"/>
    <meta:user-defined meta:name="Info 2"/>
    <meta:user-defined meta:name="Info 3"/>
    <meta:user-defined meta:name="Info 4"/>
    <meta:document-statistic meta:table-count="10" meta:cell-count="2870"/>
  </office:meta>
</office:document-meta>
</file>